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Saucisses veggie Tartex (1 = 40g)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QR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listo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1:36:21.842085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6T17:49:10.168676652</dc:date>
    <meta:editing-duration>PT5H52M7S</meta:editing-duration>
    <meta:editing-cycles>12</meta:editing-cycles>
    <meta:generator>LibreOffice/4.4.2.2$Linux_X86_64 LibreOffice_project/40m0$Build-2</meta:generator>
    <meta:document-statistic meta:table-count="1" meta:cell-count="384" meta:object-count="0"/>
  </office:meta>
</office:document-meta>
</file>